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603" officeooo:paragraph-rsid="0012c603"/>
    </style:style>
    <style:style style:name="P2" style:family="paragraph" style:parent-style-name="Standard">
      <style:text-properties officeooo:rsid="00142a50" officeooo:paragraph-rsid="00142a50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42a50" officeooo:paragraph-rsid="00142a50" fo:background-color="#1e1e1e"/>
    </style:style>
    <style:style style:name="P5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198in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7ba7d"/>
    </style:style>
    <style:style style:name="T6" style:family="text">
      <style:text-properties fo:color="#b5cea8"/>
    </style:style>
    <style:style style:name="T7" style:family="text">
      <style:text-properties fo:color="#dcdcaa"/>
    </style:style>
    <style:style style:name="T8" style:family="text">
      <style:text-properties fo:color="#c58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hael Redford</text:p>
      <text:p text:style-name="P1">12/6/2020</text:p>
      <text:p text:style-name="P1">CS240</text:p>
      <text:p text:style-name="P1"/>
      <text:p text:style-name="P1"/>
      <text:p text:style-name="P1"/>
      <text:p text:style-name="P1">Unit 7 Homework</text:p>
      <text:p text:style-name="P1"/>
      <text:p text:style-name="P1"/>
      <text:p text:style-name="P2">Homework11.HTML</text:p>
      <text:p text:style-name="P2"/>
      <text:p text:style-name="P4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6"/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 <text:span text:style-name="T1">/&gt;</text:span></text:p>
      <text:p text:style-name="P3"><text:span text:style-name="T1">&lt;</text:span><text:span text:style-name="T2">meta</text:span> <text:span text:style-name="T3">name</text:span>=<text:span text:style-name="T4">"description"</text:span> <text:span text:style-name="T3">content</text:span>=<text:span text:style-name="T4">"Unit 7"</text:span><text:span text:style-name="T1">&gt;</text:span></text:p>
      <text:p text:style-name="P3"><text:span text:style-name="T1">&lt;</text:span><text:span text:style-name="T2">meta</text:span> <text:span text:style-name="T3">name</text:span>=<text:span text:style-name="T4">"keywords"</text:span> <text:span text:style-name="T3">content</text:span>=<text:span text:style-name="T4">"Homework 11, HTML"</text:span><text:span text:style-name="T1">&gt;</text:span></text:p>
      <text:p text:style-name="P3"><text:span text:style-name="T1">&lt;</text:span><text:span text:style-name="T2">meta</text:span> <text:span text:style-name="T3">name</text:span>=<text:span text:style-name="T4">"author"</text:span> <text:span text:style-name="T3">content</text:span>=<text:span text:style-name="T4">"Michael Redford"</text:span><text:span text:style-name="T1">&gt;</text:span></text:p>
      <text:p text:style-name="P3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3"><text:span text:style-name="T1">&lt;</text:span><text:span text:style-name="T2">title</text:span><text:span text:style-name="T1">&gt;</text:span>Mike’s Garage Sale Inventory System<text:span text:style-name="T1">&lt;/</text:span><text:span text:style-name="T2">title</text:span><text:span text:style-name="T1">&gt;</text:span></text:p>
      <text:p text:style-name="P3"><text:span text:style-name="T1">&lt;</text:span><text:span text:style-name="T2">style</text:span><text:span text:style-name="T1">&gt;</text:span></text:p>
      <text:p text:style-name="P3"><text:span text:style-name="T5">p</text:span> {</text:p>
      <text:p text:style-name="P3"><text:span text:style-name="T3">background-color</text:span>: <text:span text:style-name="T4">#5f5aa2</text:span>;</text:p>
      <text:p text:style-name="P3">}</text:p>
      <text:p text:style-name="P6"/>
      <text:p text:style-name="P3"><text:span text:style-name="T5">table</text:span> {</text:p>
      <text:p text:style-name="P3"><text:span text:style-name="T3">border-collapse</text:span>: <text:span text:style-name="T4">collapse</text:span>;</text:p>
      <text:p text:style-name="P3"><text:span text:style-name="T3">margin</text:span>: <text:span text:style-name="T6">25px</text:span> <text:span text:style-name="T6">0</text:span>;</text:p>
      <text:p text:style-name="P3"><text:span text:style-name="T3">font-size</text:span>: <text:span text:style-name="T6">0.9em</text:span>;</text:p>
      <text:p text:style-name="P3"><text:span text:style-name="T3">font-family</text:span>: <text:span text:style-name="T4">Arial</text:span>;</text:p>
      <text:p text:style-name="P3"><text:span text:style-name="T3">min-width</text:span>: <text:span text:style-name="T6">400px</text:span>;</text:p>
      <text:p text:style-name="P3"><text:span text:style-name="T3">box-shadow</text:span>: <text:span text:style-name="T6">0</text:span> <text:span text:style-name="T6">0</text:span> <text:span text:style-name="T6">20px</text:span> <text:span text:style-name="T7">rgba</text:span>(<text:span text:style-name="T6">0</text:span>, <text:span text:style-name="T6">0</text:span>, <text:span text:style-name="T6">0</text:span>, <text:span text:style-name="T6">0.15</text:span>);</text:p>
      <text:p text:style-name="P3">}</text:p>
      <text:p text:style-name="P6"/>
      <text:p text:style-name="P3"><text:span text:style-name="T5">h2</text:span> {</text:p>
      <text:p text:style-name="P3"><text:span text:style-name="T3">color</text:span>: <text:span text:style-name="T4">#9da9a0</text:span>;</text:p>
      <text:p text:style-name="P3">}</text:p>
      <text:p text:style-name="P6"/>
      <text:p text:style-name="P3"><text:span text:style-name="T5">h3</text:span> {</text:p>
      <text:p text:style-name="P3"><text:span text:style-name="T3">background-color</text:span>: <text:span text:style-name="T4">#355691</text:span>;</text:p>
      <text:p text:style-name="P3">}</text:p>
      <text:p text:style-name="P6"/>
      <text:p text:style-name="P3"><text:span text:style-name="T5">body</text:span> {</text:p>
      <text:p text:style-name="P3"><text:span text:style-name="T3">text-align</text:span>: <text:span text:style-name="T4">center</text:span>;</text:p>
      <text:p text:style-name="P3"><text:span text:style-name="T3">min-width</text:span>: <text:span text:style-name="T6">500px</text:span>;</text:p>
      <text:p text:style-name="P3"><text:span text:style-name="T3">font-family</text:span>: <text:span text:style-name="T4">Arial</text:span>;</text:p>
      <text:p text:style-name="P3"><text:span text:style-name="T3">background-color</text:span>: <text:span text:style-name="T4">#413f54</text:span>;</text:p>
      <text:p text:style-name="P3">}</text:p>
      <text:p text:style-name="P6"/>
      <text:p text:style-name="P3"><text:span text:style-name="T5">form</text:span>,</text:p>
      <text:p text:style-name="P3"><text:soft-page-break/><text:span text:style-name="T5">input:last-child</text:span> {</text:p>
      <text:p text:style-name="P3"><text:span text:style-name="T3">margin</text:span>: <text:span text:style-name="T6">10px</text:span> <text:span text:style-name="T6">20px</text:span>;</text:p>
      <text:p text:style-name="P3">}</text:p>
      <text:p text:style-name="P6"/>
      <text:p text:style-name="P5">/* position the table */</text:p>
      <text:p text:style-name="P3"><text:span text:style-name="T5">.center</text:span> {</text:p>
      <text:p text:style-name="P3"><text:span text:style-name="T3">margin</text:span>: <text:span text:style-name="T6">10px</text:span> <text:span text:style-name="T6">0</text:span>;</text:p>
      <text:p text:style-name="P3"><text:span text:style-name="T3">display</text:span>: <text:span text:style-name="T4">flex</text:span>;</text:p>
      <text:p text:style-name="P3"><text:span text:style-name="T3">justify-content</text:span>: <text:span text:style-name="T4">center</text:span>;</text:p>
      <text:p text:style-name="P3">}</text:p>
      <text:p text:style-name="P3"><text:span text:style-name="T1">&lt;/</text:span><text:span text:style-name="T2">style</text:span><text:span text:style-name="T1">&gt;</text:span></text:p>
      <text:p text:style-name="P3"><text:span text:style-name="T1">&lt;</text:span><text:span text:style-name="T2">script</text:span><text:span text:style-name="T1">&gt;</text:span></text:p>
      <text:p text:style-name="P3"><text:span text:style-name="T2">var</text:span> <text:span text:style-name="T3">form</text:span>;</text:p>
      <text:p text:style-name="P3"><text:span text:style-name="T2">var</text:span> <text:span text:style-name="T3">table</text:span>;</text:p>
      <text:p text:style-name="P3"><text:span text:style-name="T2">var</text:span> <text:span text:style-name="T3">row</text:span>;</text:p>
      <text:p text:style-name="P3"><text:span text:style-name="T2">function</text:span> <text:span text:style-name="T7">calc</text:span>(<text:span text:style-name="T3">f</text:span>) {</text:p>
      <text:p text:style-name="P3"><text:span text:style-name="T3">table</text:span> = <text:span text:style-name="T3">document</text:span>.<text:span text:style-name="T7">getElementById</text:span>(<text:span text:style-name="T4">"inventory"</text:span>);</text:p>
      <text:p text:style-name="P3"><text:span text:style-name="T3">row</text:span> = <text:span text:style-name="T3">table</text:span>.<text:span text:style-name="T7">insertRow</text:span>(<text:span text:style-name="T3">table</text:span>.<text:span text:style-name="T3">rows</text:span>.<text:span text:style-name="T3">length</text:span>);</text:p>
      <text:p text:style-name="P3"><text:span text:style-name="T3">form</text:span> = <text:span text:style-name="T3">f</text:span>;</text:p>
      <text:p text:style-name="P6"/>
      <text:p text:style-name="P3"><text:span text:style-name="T2">var</text:span> <text:span text:style-name="T3">radios</text:span> = <text:span text:style-name="T3">document</text:span>.<text:span text:style-name="T7">getElementsByName</text:span>(<text:span text:style-name="T4">'sub'</text:span>);</text:p>
      <text:p text:style-name="P6"/>
      <text:p text:style-name="P3"><text:span text:style-name="T8">for</text:span> (<text:span text:style-name="T2">var</text:span> <text:span text:style-name="T3">i</text:span> = <text:span text:style-name="T6">0</text:span>, <text:span text:style-name="T3">length</text:span> = <text:span text:style-name="T3">radios</text:span>.<text:span text:style-name="T3">length</text:span>; <text:span text:style-name="T3">i</text:span> &lt; <text:span text:style-name="T3">length</text:span>; <text:span text:style-name="T3">i</text:span>++) {</text:p>
      <text:p text:style-name="P3"><text:span text:style-name="T8">if</text:span> (<text:span text:style-name="T3">radios</text:span>[<text:span text:style-name="T3">i</text:span>].<text:span text:style-name="T3">checked</text:span>) {</text:p>
      <text:p text:style-name="P3"><text:span text:style-name="T7">alert</text:span>(<text:span text:style-name="T3">radios</text:span>[<text:span text:style-name="T3">i</text:span>].<text:span text:style-name="T3">value</text:span>)</text:p>
      <text:p text:style-name="P3"><text:span text:style-name="T8">if</text:span> (<text:span text:style-name="T3">radios</text:span>[<text:span text:style-name="T3">i</text:span>].<text:span text:style-name="T3">value</text:span> == <text:span text:style-name="T4">"add"</text:span>) {</text:p>
      <text:p text:style-name="P3"><text:span text:style-name="T7">add</text:span>();</text:p>
      <text:p text:style-name="P3">}</text:p>
      <text:p text:style-name="P3"><text:span text:style-name="T8">else</text:span> <text:span text:style-name="T8">if</text:span> (<text:span text:style-name="T3">radios</text:span>[<text:span text:style-name="T3">i</text:span>].<text:span text:style-name="T3">value</text:span> == <text:span text:style-name="T4">"replace"</text:span>) {</text:p>
      <text:p text:style-name="P3"><text:span text:style-name="T7">replace</text:span>();</text:p>
      <text:p text:style-name="P3">}</text:p>
      <text:p text:style-name="P3"><text:span text:style-name="T8">else</text:span> <text:span text:style-name="T8">if</text:span> (<text:span text:style-name="T3">radios</text:span>[<text:span text:style-name="T3">i</text:span>].<text:span text:style-name="T3">value</text:span> == <text:span text:style-name="T4">"delete"</text:span>) {</text:p>
      <text:p text:style-name="P3"><text:span text:style-name="T7">remove</text:span>();</text:p>
      <text:p text:style-name="P3">}</text:p>
      <text:p text:style-name="P3"><text:span text:style-name="T8">break</text:span>;</text:p>
      <text:p text:style-name="P3">}</text:p>
      <text:p text:style-name="P3">}</text:p>
      <text:p text:style-name="P3">}</text:p>
      <text:p text:style-name="P3"><text:span text:style-name="T2">function</text:span> <text:span text:style-name="T7">remove</text:span>() {</text:p>
      <text:p text:style-name="P3"><text:span text:style-name="T3">document</text:span>.<text:span text:style-name="T7">getElementById</text:span>(<text:span text:style-name="T4">"inventory"</text:span>).<text:span text:style-name="T7">deleteRow</text:span>(<text:span text:style-name="T6">1</text:span>);</text:p>
      <text:p text:style-name="P3">}</text:p>
      <text:p text:style-name="P3"><text:span text:style-name="T2">function</text:span> <text:span text:style-name="T7">add</text:span>() {</text:p>
      <text:p text:style-name="P3"><text:span text:style-name="T2">var</text:span> <text:span text:style-name="T3">categoryIndex</text:span>;</text:p>
      <text:p text:style-name="P3"><text:span text:style-name="T3">row</text:span>.<text:span text:style-name="T7">insertCell</text:span>(<text:span text:style-name="T6">0</text:span>).<text:span text:style-name="T3">innerHTML</text:span> = <text:span text:style-name="T3">form</text:span>.<text:span text:style-name="T3">elements</text:span>[<text:span text:style-name="T4">"name"</text:span>].<text:span text:style-name="T3">value</text:span>;</text:p>
      <text:p text:style-name="P3"><text:span text:style-name="T3">row</text:span>.<text:span text:style-name="T7">insertCell</text:span>(<text:span text:style-name="T6">1</text:span>).<text:span text:style-name="T3">innerHTML</text:span> = <text:span text:style-name="T4">"$"</text:span> + <text:span text:style-name="T3">form</text:span>.<text:span text:style-name="T3">elements</text:span>[<text:span text:style-name="T4">"price"</text:span>].<text:span text:style-name="T3">value</text:span>;</text:p>
      <text:p text:style-name="P3"><text:span text:style-name="T3">categoryIndex</text:span> = <text:span text:style-name="T3">form</text:span>.<text:span text:style-name="T3">elements</text:span>[<text:span text:style-name="T4">"category"</text:span>].<text:span text:style-name="T3">selectedIndex</text:span>;</text:p>
      <text:p text:style-name="P3"><text:span text:style-name="T3">row</text:span>.<text:span text:style-name="T7">insertCell</text:span>(<text:span text:style-name="T6">2</text:span>).<text:span text:style-name="T3">innerHTML</text:span> = <text:span text:style-name="T3">document</text:span>.<text:span text:style-name="T7">getElementsByTagName</text:span>(<text:span text:style-name="T4">"option"</text:span>)[<text:span text:style-name="T3">categoryIndex</text:span>].<text:span text:style-name="T3">innerHTML</text:span>;</text:p>
      <text:p text:style-name="P3"><text:span text:style-name="T3">row</text:span>.<text:span text:style-name="T7">insertCell</text:span>(<text:span text:style-name="T6">3</text:span>).<text:span text:style-name="T3">innerHTML</text:span> = <text:span text:style-name="T3">form</text:span>.<text:span text:style-name="T3">elements</text:span>[<text:span text:style-name="T4">"stock"</text:span>].<text:span text:style-name="T3">value</text:span>;</text:p>
      <text:p text:style-name="P6"/>
      <text:p text:style-name="P3">}</text:p>
      <text:p text:style-name="P3"><text:soft-page-break/><text:span text:style-name="T1">&lt;/</text:span><text:span text:style-name="T2">script</text:span><text:span text:style-name="T1">&gt;</text:span></text:p>
      <text:p text:style-name="P6"/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h2</text:span><text:span text:style-name="T1">&gt;</text:span>Inventory System<text:span text:style-name="T1">&lt;/</text:span><text:span text:style-name="T2">h2</text:span><text:span text:style-name="T1">&gt;</text:span></text:p>
      <text:p text:style-name="P3"><text:span text:style-name="T1">&lt;</text:span><text:span text:style-name="T2">form</text:span><text:span text:style-name="T1">&gt;</text:span></text:p>
      <text:p text:style-name="P3">Item Name:</text:p>
      <text:p text:style-name="P3"><text:span text:style-name="T1">&lt;</text:span><text:span text:style-name="T2">input</text:span> <text:span text:style-name="T3">id</text:span>=<text:span text:style-name="T4">"name"</text:span> <text:span text:style-name="T3">type</text:span>=<text:span text:style-name="T4">"text"</text:span> <text:span text:style-name="T3">size</text:span>=<text:span text:style-name="T4">"5"</text:span> <text:span text:style-name="T3">value</text:span>=<text:span text:style-name="T4">""</text:span><text:span text:style-name="T1">&gt;</text:span></text:p>
      <text:p text:style-name="P3">Item Price($):</text:p>
      <text:p text:style-name="P3"><text:span text:style-name="T1">&lt;</text:span><text:span text:style-name="T2">input</text:span> <text:span text:style-name="T3">id</text:span>=<text:span text:style-name="T4">"price"</text:span> <text:span text:style-name="T3">type</text:span>=<text:span text:style-name="T4">"text"</text:span> <text:span text:style-name="T3">size</text:span>=<text:span text:style-name="T4">"5"</text:span> <text:span text:style-name="T3">value</text:span>=<text:span text:style-name="T4">"40.00"</text:span><text:span text:style-name="T1">&gt;&lt;</text:span><text:span text:style-name="T2">br</text:span><text:span text:style-name="T1">&gt;</text:span></text:p>
      <text:p text:style-name="P3"><text:span text:style-name="T1">&lt;</text:span><text:span text:style-name="T2">label</text:span> <text:span text:style-name="T3">for</text:span>=<text:span text:style-name="T4">"stock"</text:span><text:span text:style-name="T1">&gt;</text:span>Stock:<text:span text:style-name="T1">&lt;/</text:span><text:span text:style-name="T2">label</text:span><text:span text:style-name="T1">&gt;</text:span></text:p>
      <text:p text:style-name="P3"><text:span text:style-name="T1">&lt;</text:span><text:span text:style-name="T2">input</text:span> <text:span text:style-name="T3">id</text:span>=<text:span text:style-name="T4">"bulk"</text:span> <text:span text:style-name="T3">type</text:span>=<text:span text:style-name="T4">"text"</text:span> <text:span text:style-name="T3">size</text:span>=<text:span text:style-name="T4">"5"</text:span> <text:span text:style-name="T3">value</text:span>=<text:span text:style-name="T4">"15"</text:span><text:span text:style-name="T1">&gt;&lt;</text:span><text:span text:style-name="T2">br</text:span><text:span text:style-name="T1">&gt;</text:span></text:p>
      <text:p text:style-name="P3"><text:span text:style-name="T1">&lt;</text:span><text:span text:style-name="T2">label</text:span> <text:span text:style-name="T3">for</text:span>=<text:span text:style-name="T4">"category"</text:span><text:span text:style-name="T1">&gt;</text:span>Product Category:<text:span text:style-name="T1">&lt;/</text:span><text:span text:style-name="T2">label</text:span><text:span text:style-name="T1">&gt;</text:span></text:p>
      <text:p text:style-name="P3"><text:span text:style-name="T1">&lt;</text:span><text:span text:style-name="T2">select</text:span> <text:span text:style-name="T3">id</text:span>=<text:span text:style-name="T4">"category"</text:span> <text:span text:style-name="T3">name</text:span>=<text:span text:style-name="T4">"cat"</text:span><text:span text:style-name="T1">&gt;</text:span></text:p>
      <text:p text:style-name="P3"><text:span text:style-name="T1">&lt;</text:span><text:span text:style-name="T2">option</text:span><text:span text:style-name="T1">&gt;</text:span>Home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<text:span text:style-name="T1">&gt;</text:span>Electronics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<text:span text:style-name="T1">&gt;</text:span>Cooking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<text:span text:style-name="T1">&gt;</text:span>Home Improvement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<text:span text:style-name="T1">&gt;</text:span>Video Games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<text:span text:style-name="T1">&gt;</text:span>Clothing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<text:span text:style-name="T1">&gt;</text:span>Cameras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<text:span text:style-name="T1">&gt;</text:span>Movies<text:span text:style-name="T1">&lt;/</text:span><text:span text:style-name="T2">option</text:span><text:span text:style-name="T1">&gt;</text:span></text:p>
      <text:p text:style-name="P3"><text:span text:style-name="T1">&lt;</text:span><text:span text:style-name="T2">option</text:span><text:span text:style-name="T1">&gt;</text:span>Food<text:span text:style-name="T1">&lt;/</text:span><text:span text:style-name="T2">option</text:span><text:span text:style-name="T1">&gt;</text:span></text:p>
      <text:p text:style-name="P3"><text:span text:style-name="T1">&lt;/</text:span><text:span text:style-name="T2">select</text:span><text:span text:style-name="T1">&gt;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radio"</text:span> <text:span text:style-name="T3">id</text:span>=<text:span text:style-name="T4">"add"</text:span> <text:span text:style-name="T3">name</text:span>=<text:span text:style-name="T4">"sub"</text:span> <text:span text:style-name="T3">value</text:span>=<text:span text:style-name="T4">"add"</text:span><text:span text:style-name="T1">&gt;</text:span></text:p>
      <text:p text:style-name="P3"><text:span text:style-name="T1">&lt;</text:span><text:span text:style-name="T2">label</text:span> <text:span text:style-name="T3">for</text:span>=<text:span text:style-name="T4">"add"</text:span><text:span text:style-name="T1">&gt;</text:span>Add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3">type</text:span>=<text:span text:style-name="T4">"radio"</text:span> <text:span text:style-name="T3">id</text:span>=<text:span text:style-name="T4">"delete"</text:span> <text:span text:style-name="T3">name</text:span>=<text:span text:style-name="T4">"sub"</text:span> <text:span text:style-name="T3">value</text:span>=<text:span text:style-name="T4">"delete"</text:span><text:span text:style-name="T1">&gt;</text:span></text:p>
      <text:p text:style-name="P3"><text:span text:style-name="T1">&lt;</text:span><text:span text:style-name="T2">label</text:span> <text:span text:style-name="T3">for</text:span>=<text:span text:style-name="T4">"delete"</text:span><text:span text:style-name="T1">&gt;</text:span>Delete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6"/>
      <text:p text:style-name="P3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Submit"</text:span> <text:span text:style-name="T3">onclick</text:span>=<text:span text:style-name="T4">"</text:span><text:span text:style-name="T7">calc</text:span><text:span text:style-name="T4">(</text:span><text:span text:style-name="T2">this</text:span><text:span text:style-name="T4">.</text:span><text:span text:style-name="T3">form</text:span><text:span text:style-name="T4">)"</text:span><text:span text:style-name="T1">&gt;</text:span></text:p>
      <text:p text:style-name="P6"/>
      <text:p text:style-name="P3"><text:span text:style-name="T1">&lt;/</text:span><text:span text:style-name="T2">form</text:span><text:span text:style-name="T1">&gt;</text:span></text:p>
      <text:p text:style-name="P6"/>
      <text:p text:style-name="P3"><text:span text:style-name="T1">&lt;</text:span><text:span text:style-name="T2">h3</text:span><text:span text:style-name="T1">&gt;</text:span>Instructions:<text:span text:style-name="T1">&lt;/</text:span><text:span text:style-name="T2">h3</text:span><text:span text:style-name="T1">&gt;</text:span></text:p>
      <text:p text:style-name="P3"><text:span text:style-name="T1">&lt;</text:span><text:span text:style-name="T2">p</text:span><text:span text:style-name="T1">&gt;</text:span></text:p>
      <text:p text:style-name="P3">Use this site to calculate your profits in making long term sales. It's important to track</text:p>
      <text:p text:style-name="P3">overal sales of your item so you can check your budget.</text:p>
      <text:p text:style-name="P3">Michael Redford's famous garage sale is back! Michael started his</text:p>
      <text:p text:style-name="P3">yearly yard sale in 2010 and it's still on for 2020!</text:p>
      <text:p text:style-name="P3">There will be only a limit of 4 people in the garage at a time.</text:p>
      <text:p text:style-name="P3">A mask and washing your hands are mandatory. No exceptions. Masks will be sold!</text:p>
      <text:p text:style-name="P3"><text:span text:style-name="T1">&lt;/</text:span><text:span text:style-name="T2">p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enter"</text:span><text:span text:style-name="T1">&gt;</text:span></text:p>
      <text:p text:style-name="P3"><text:span text:style-name="T1">&lt;</text:span><text:span text:style-name="T2">table</text:span> <text:span text:style-name="T3">id</text:span>=<text:span text:style-name="T4">"inventory"</text:span><text:span text:style-name="T1">&gt;</text:span></text:p>
      <text:p text:style-name="P3"><text:span text:style-name="T1">&lt;</text:span><text:span text:style-name="T2">tr</text:span><text:span text:style-name="T1">&gt;</text:span></text:p>
      <text:p text:style-name="P3"><text:span text:style-name="T1">&lt;</text:span><text:span text:style-name="T2">th</text:span><text:span text:style-name="T1">&gt;</text:span>Item Name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Price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Category<text:span text:style-name="T1">&lt;/</text:span><text:span text:style-name="T2">th</text:span><text:span text:style-name="T1">&gt;</text:span></text:p>
      <text:p text:style-name="P3"><text:span text:style-name="T1">&lt;</text:span><text:span text:style-name="T2">th</text:span><text:span text:style-name="T1">&gt;</text:span>Stock Amount<text:span text:style-name="T1">&lt;/</text:span><text:span text:style-name="T2">th</text:span><text:span text:style-name="T1">&gt;</text:span></text:p>
      <text:p text:style-name="P6"/>
      <text:p text:style-name="P3"><text:span text:style-name="T1">&lt;/</text:span><text:span text:style-name="T2">tr</text:span><text:span text:style-name="T1">&gt;</text:span></text:p>
      <text:p text:style-name="P3"><text:span text:style-name="T1">&lt;/</text:span><text:span text:style-name="T2">table</text:span><text:span text:style-name="T1">&gt;</text:span></text:p>
      <text:p text:style-name="P3"><text:soft-page-break/><text:span text:style-name="T1">&lt;/</text:span><text:span text:style-name="T2">div</text:span><text:span text:style-name="T1">&gt;</text:span></text:p>
      <text:p text:style-name="P3"><text:span text:style-name="T1">&lt;</text:span><text:span text:style-name="T2">p</text:span><text:span text:style-name="T1">&gt;</text:span></text:p>
      <text:p text:style-name="P3">*Note: text is case sensitive. Please ensure case matches when replacing and deleting.</text:p>
      <text:p text:style-name="P3"><text:span text:style-name="T1">&lt;/</text:span><text:span text:style-name="T2">p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script</text:span><text:span text:style-name="T1">&gt;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8:54:11.333109633</meta:creation-date>
    <dc:date>2020-12-07T22:15:31.104781322</dc:date>
    <meta:editing-duration>PT3H21M2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4" meta:paragraph-count="137" meta:word-count="379" meta:character-count="3224" meta:non-whitespace-character-count="2982"/>
  </office:meta>
</office:document-meta>
</file>